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993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713cm"/>
    </style:style>
    <style:style style:name="co6" style:family="table-column">
      <style:table-column-properties fo:break-before="auto" style:column-width="4.336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3.07.02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7.0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1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7.0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1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1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7.0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7.0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1.1'.F21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7.0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40" calcext:value-type="float">
            <text:p>9140</text:p>
          </table:table-cell>
          <table:table-cell table:style-name="ce4" table:formula="of:=SUM([.D2:.D22])" office:value-type="float" office:value="9070" calcext:value-type="float">
            <text:p>907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35" calcext:value-type="float">
            <text:p>8535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1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6.30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6.3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6.30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3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3" calcext:value-type="float">
            <text:p>813</text:p>
          </table:table-cell>
          <table:table-cell table:formula="of:=SUM([.F6]; -[$'2023.06.3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30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6.3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3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8" calcext:value-type="float">
            <text:p>728</text:p>
          </table:table-cell>
          <table:table-cell table:formula="of:=SUM([.F10]; -[$'2023.06.30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3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6.30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3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3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3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3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3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6.30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6.3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3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2" calcext:value-type="float">
            <text:p>192</text:p>
          </table:table-cell>
          <table:table-cell table:formula="of:=SUM([.B21];-[.C21])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0" calcext:value-type="float">
            <text:p>500</text:p>
          </table:table-cell>
          <table:table-cell table:formula="of:=SUM([.F21]; -[$'2023.06.30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3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52" calcext:value-type="float">
            <text:p>9152</text:p>
          </table:table-cell>
          <table:table-cell table:style-name="ce4" table:formula="of:=SUM([.D2:.D22])" office:value-type="float" office:value="9058" calcext:value-type="float">
            <text:p>90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23" calcext:value-type="float">
            <text:p>8523</text:p>
          </table:table-cell>
          <table:table-cell table:style-name="ce4" table:formula="of:=SUM([.G2:.G22])" office:value-type="float" office:value="21" calcext:value-type="float">
            <text:p>2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9" calcext:value-type="float">
            <text:p>399</text:p>
          </table:table-cell>
          <table:table-cell table:formula="of:=SUM([.B6];-[.C6])" office:value-type="float" office:value="844" calcext:value-type="float">
            <text:p>84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9" calcext:value-type="float">
            <text:p>809</text:p>
          </table:table-cell>
          <table:table-cell table:formula="of:=SUM([.F6]; -[$'2023.06.29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9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6.2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0" calcext:value-type="float">
            <text:p>480</text:p>
          </table:table-cell>
          <table:table-cell table:formula="of:=SUM([.B10];-[.C10])" office:value-type="float" office:value="761" calcext:value-type="float">
            <text:p>76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7" calcext:value-type="float">
            <text:p>727</text:p>
          </table:table-cell>
          <table:table-cell table:formula="of:=SUM([.F10]; -[$'2023.06.29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9" calcext:value-type="float">
            <text:p>289</text:p>
          </table:table-cell>
          <table:table-cell table:formula="of:=SUM([.B12];-[.C12])" office:value-type="float" office:value="448" calcext:value-type="float">
            <text:p>44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2" calcext:value-type="float">
            <text:p>392</text:p>
          </table:table-cell>
          <table:table-cell table:formula="of:=SUM([.F12]; -[$'2023.06.29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29.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73" calcext:value-type="float">
            <text:p>9173</text:p>
          </table:table-cell>
          <table:table-cell table:style-name="ce4" table:formula="of:=SUM([.D2:.D22])" office:value-type="float" office:value="9037" calcext:value-type="float">
            <text:p>903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02" calcext:value-type="float">
            <text:p>8502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8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0" calcext:value-type="float">
            <text:p>160</text:p>
          </table:table-cell>
          <table:table-cell table:formula="of:=SUM([.B7];-[.C7])" office:value-type="float" office:value="668" calcext:value-type="float">
            <text:p>66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0" calcext:value-type="float">
            <text:p>640</text:p>
          </table:table-cell>
          <table:table-cell table:formula="of:=SUM([.F7]; -[$'2023.06.28.1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2" calcext:value-type="float">
            <text:p>152</text:p>
          </table:table-cell>
          <table:table-cell table:formula="of:=SUM([.B8];-[.C8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4" calcext:value-type="float">
            <text:p>654</text:p>
          </table:table-cell>
          <table:table-cell table:formula="of:=SUM([.F8]; -[$'2023.06.28.1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3" calcext:value-type="float">
            <text:p>483</text:p>
          </table:table-cell>
          <table:table-cell table:formula="of:=SUM([.B10];-[.C10])" office:value-type="float" office:value="758" calcext:value-type="float">
            <text:p>758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4" calcext:value-type="float">
            <text:p>724</text:p>
          </table:table-cell>
          <table:table-cell table:formula="of:=SUM([.F10]; -[$'2023.06.28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8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8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9" calcext:value-type="float">
            <text:p>129</text:p>
          </table:table-cell>
          <table:table-cell table:formula="of:=SUM([.B20];-[.C20])"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3" calcext:value-type="float">
            <text:p>573</text:p>
          </table:table-cell>
          <table:table-cell table:formula="of:=SUM([.F20]; -[$'2023.06.2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8.1'.F21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8.1'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89" calcext:value-type="float">
            <text:p>9189</text:p>
          </table:table-cell>
          <table:table-cell table:style-name="ce4" table:formula="of:=SUM([.D2:.D22])" office:value-type="float" office:value="9021" calcext:value-type="float">
            <text:p>902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86" calcext:value-type="float">
            <text:p>848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4" calcext:value-type="float">
            <text:p>994</text:p>
          </table:table-cell>
          <table:table-cell table:formula="of:=SUM([.B2];-[.C2])" office:value-type="float" office:value="286" calcext:value-type="float">
            <text:p>28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9" calcext:value-type="float">
            <text:p>239</text:p>
          </table:table-cell>
          <table:table-cell table:formula="of:=SUM([.F2]; -[$'2023.06.27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7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1" calcext:value-type="float">
            <text:p>151</text:p>
          </table:table-cell>
          <table:table-cell table:formula="of:=SUM([.B8];-[.C8])"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5" calcext:value-type="float">
            <text:p>655</text:p>
          </table:table-cell>
          <table:table-cell table:formula="of:=SUM([.F8]; -[$'2023.06.2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2" calcext:value-type="float">
            <text:p>202</text:p>
          </table:table-cell>
          <table:table-cell table:formula="of:=SUM([.B9];-[.C9])" office:value-type="float" office:value="626" calcext:value-type="float">
            <text:p>62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8" calcext:value-type="float">
            <text:p>598</text:p>
          </table:table-cell>
          <table:table-cell table:formula="of:=SUM([.F9]; -[$'2023.06.27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5" calcext:value-type="float">
            <text:p>485</text:p>
          </table:table-cell>
          <table:table-cell table:formula="of:=SUM([.B10];-[.C10])" office:value-type="float" office:value="756" calcext:value-type="float">
            <text:p>75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2" calcext:value-type="float">
            <text:p>722</text:p>
          </table:table-cell>
          <table:table-cell table:formula="of:=SUM([.F10]; -[$'2023.06.27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7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7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formula="of:=SUM([.B14];-[.C14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0" calcext:value-type="float">
            <text:p>180</text:p>
          </table:table-cell>
          <table:table-cell table:formula="of:=SUM([.F14]; -[$'2023.06.27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5" calcext:value-type="float">
            <text:p>175</text:p>
          </table:table-cell>
          <table:table-cell table:formula="of:=SUM([.B15];-[.C15])" office:value-type="float" office:value="562" calcext:value-type="float">
            <text:p>56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6" calcext:value-type="float">
            <text:p>506</text:p>
          </table:table-cell>
          <table:table-cell table:formula="of:=SUM([.F15]; -[$'2023.06.2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7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7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2" calcext:value-type="float">
            <text:p>132</text:p>
          </table:table-cell>
          <table:table-cell table:formula="of:=SUM([.B20];-[.C20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0" calcext:value-type="float">
            <text:p>570</text:p>
          </table:table-cell>
          <table:table-cell table:formula="of:=SUM([.F20]; -[$'2023.06.27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05" calcext:value-type="float">
            <text:p>9205</text:p>
          </table:table-cell>
          <table:table-cell table:style-name="ce4" table:formula="of:=SUM([.D2:.D22])" office:value-type="float" office:value="9005" calcext:value-type="float">
            <text:p>900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70" calcext:value-type="float">
            <text:p>8470</text:p>
          </table:table-cell>
          <table:table-cell table:style-name="ce4" table:formula="of:=SUM([.G2:.G22])" office:value-type="float" office:value="24" calcext:value-type="float">
            <text:p>2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6" calcext:value-type="float">
            <text:p>996</text:p>
          </table:table-cell>
          <table:table-cell table:formula="of:=SUM([.B2];-[.C2])" office:value-type="float" office:value="284" calcext:value-type="float">
            <text:p>284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7" calcext:value-type="float">
            <text:p>237</text:p>
          </table:table-cell>
          <table:table-cell table:formula="of:=SUM([.F2]; -[$'2023.06.26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6.1'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6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6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1" calcext:value-type="float">
            <text:p>161</text:p>
          </table:table-cell>
          <table:table-cell table:formula="of:=SUM([.B7];-[.C7])"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9" calcext:value-type="float">
            <text:p>639</text:p>
          </table:table-cell>
          <table:table-cell table:formula="of:=SUM([.F7]; -[$'2023.06.26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3" calcext:value-type="float">
            <text:p>153</text:p>
          </table:table-cell>
          <table:table-cell table:formula="of:=SUM([.B8];-[.C8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3" calcext:value-type="float">
            <text:p>653</text:p>
          </table:table-cell>
          <table:table-cell table:formula="of:=SUM([.F8]; -[$'2023.06.26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6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6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2];-[.C12])"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'2023.06.26.1'.F1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'2023.06.2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4];-[.C14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7" calcext:value-type="float">
            <text:p>177</text:p>
          </table:table-cell>
          <table:table-cell table:formula="of:=SUM([.F14]; -[$'2023.06.26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6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6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29" calcext:value-type="float">
            <text:p>9229</text:p>
          </table:table-cell>
          <table:table-cell table:style-name="ce4" table:formula="of:=SUM([.D2:.D22])" office:value-type="float" office:value="8981" calcext:value-type="float">
            <text:p>898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46" calcext:value-type="float">
            <text:p>8446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5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7" calcext:value-type="float">
            <text:p>637</text:p>
          </table:table-cell>
          <table:table-cell table:formula="of:=SUM([.F7]; -[$'2023.06.25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5" calcext:value-type="float">
            <text:p>155</text:p>
          </table:table-cell>
          <table:table-cell table:formula="of:=SUM([.B8];-[.C8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1" calcext:value-type="float">
            <text:p>651</text:p>
          </table:table-cell>
          <table:table-cell table:formula="of:=SUM([.F8]; -[$'2023.06.25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5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5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2" calcext:value-type="float">
            <text:p>9252</text:p>
          </table:table-cell>
          <table:table-cell table:style-name="ce4" table:formula="of:=SUM([.D2:.D22])" office:value-type="float" office:value="8958" calcext:value-type="float">
            <text:p>89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23" calcext:value-type="float">
            <text:p>8423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4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6" calcext:value-type="float">
            <text:p>156</text:p>
          </table:table-cell>
          <table:table-cell table:formula="of:=SUM([.B8];-[.C8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0" calcext:value-type="float">
            <text:p>650</text:p>
          </table:table-cell>
          <table:table-cell table:formula="of:=SUM([.F8]; -[$'2023.06.24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4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4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4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6" calcext:value-type="float">
            <text:p>9256</text:p>
          </table:table-cell>
          <table:table-cell table:style-name="ce4" table:formula="of:=SUM([.D2:.D22])" office:value-type="float" office:value="8954" calcext:value-type="float">
            <text:p>89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19" calcext:value-type="float">
            <text:p>84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2">00/00/0000</text:date>, <text:time style:data-style-name="N2" text:time-value="09:41:51.1705252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88</meta:editing-cycles>
    <meta:creation-date>2022-06-16T22:19:34</meta:creation-date>
    <dc:date>2023-07-02T09:43:31.847991613</dc:date>
    <meta:editing-duration>P1DT1H43M18S</meta:editing-duration>
    <meta:generator>LibreOffice/7.5.4.2$Linux_X86_64 LibreOffice_project/50$Build-2</meta:generator>
    <meta:document-statistic meta:table-count="75" meta:cell-count="12075" meta:object-count="0"/>
    <meta:user-defined meta:name="AppVersion">16.0300</meta:user-defined>
  </office:meta>
</office:document-meta>
</file>